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Standard">
      <style:paragraph-properties fo:padding="0.074cm" fo:border-left="none" fo:border-right="none" fo:border-top="none" fo:border-bottom="0.002cm solid #000000" style:join-border="false"/>
    </style:style>
    <style:style style:name="T1"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UT de Nantes</text:p>
      <text:p text:style-name="Standard">BUT1Info</text:p>
      <text:p text:style-name="P8">2021-22 <text:s text:c="104"/>Didier KUEVIAKOE</text:p>
      <text:p text:style-name="Standard"/>
      <text:p text:style-name="Standard"/>
      <text:p text:style-name="Standard"/>
      <text:p text:style-name="Standard"/>
      <text:p text:style-name="P4"><text:span text:style-name="T1">SAE S1.06 – </text:span>Environnement économique et écologique</text:p>
      <text:p text:style-name="P4"/>
      <text:p text:style-name="P4"/>
      <text:p text:style-name="P3">Cas Numérique responsable<text:span text:style-name="T1"> : « La sobriété numérique »</text:span></text:p>
      <text:p text:style-name="P3"><text:span text:style-name="T1"/></text:p>
      <text:p text:style-name="P3"><text:span text:style-name="T1"/></text:p>
      <text:p text:style-name="P5">Enoncé<text:span text:style-name="T1"> :</text:span></text:p>
      <text:p text:style-name="P5"><text:span text:style-name="T1"/></text:p>
      <text:p text:style-name="P7"><text:span text:style-name="T1">Le secteur du numérique est responsable de 4% des émissions de gaz à effet de serre dans le monde. Elles concernent la production, la consommation d'énergie, ainsi que l'utilisation (c'est-à-dire tous nos habitudes d'usage) des nouvelles technologies de l'information et de la communication.</text:span></text:p>
      <text:p text:style-name="P7"><text:span text:style-name="T1"/></text:p>
      <text:p text:style-name="P7"><text:span text:style-name="T1">L'usage du numérique est aujourd'hui omniprésent et incontournable dans notre vie quotidienne. </text:span></text:p>
      <text:p text:style-name="P7"><text:span text:style-name="T1"/></text:p>
      <text:p text:style-name="P7"><text:span text:style-name="T1">Sachant que toutes nos opérations relatives à l'achat (et la fréquence de renouvellement) d'un matériel, l'envoi d'un mail (et sa conservation), la consultation d'une page web, la lecture d'une vidéo, etc, ont un impact environnemental, il s'agit de trouver des solutions (un certain nombre d'éco-gestes) pour réduire l'empreinte environnementale concernant nos habitudes d'usage du numérique.</text:span></text:p>
      <text:p text:style-name="P7"><text:span text:style-name="T1"/></text:p>
      <text:p text:style-name="P6"><text:span text:style-name="T1">1 – Elaborer un questionnaire permettant d'appréhender les habitudes d'usage du numérique, à administrer auprès d'un public diversifié : Parents, amis, personnel de l'IUT, etc (20 personnes à interroger par chaque équipe de 4 étudiants, soient 5 sondages par étudiant).</text:span></text:p>
      <text:p text:style-name="P6"><text:span text:style-name="T1"/></text:p>
      <text:p text:style-name="P6"><text:span text:style-name="T1">2 – Analysez les résultats de votre enquête.</text:span></text:p>
      <text:p text:style-name="P6"><text:span text:style-name="T1"/></text:p>
      <text:p text:style-name="P6"><text:span text:style-name="T1">3 – A partir de votre analyse, précisez l'ensemble des solutions et vos recommandations permettant se sensibiliser à la réduction de l'impact environnemental de l'usage du numérique.</text:span></text:p>
      <text:p text:style-name="P2"><text:span text:style-name="T1"/></text:p>
      <text:p text:style-name="P4"/>
      <text:p text:style-name="P4"/>
      <text:p text:style-name="P4"/>
      <text:p text:style-name="P4"/>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idier KUEVIAKOE</meta:initial-creator>
    <meta:creation-date>2021-12-06T00:35:49.74</meta:creation-date>
    <dc:date>2021-12-06T02:29:44.64</dc:date>
    <dc:creator>Didier KUEVIAKOE</dc:creator>
    <meta:editing-duration>PT21M39S</meta:editing-duration>
    <meta:editing-cycles>4</meta:editing-cycles>
    <meta:generator>OpenOffice/4.1.7$Win32 OpenOffice.org_project/417m1$Build-9800</meta:generator>
    <meta:document-statistic meta:table-count="0" meta:image-count="0" meta:object-count="0" meta:page-count="1" meta:paragraph-count="12" meta:word-count="210" meta:character-count="1534"/>
  </office:meta>
</office:document-meta>
</file>